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solid" draw:fill-color="#231f20"/>
    </style:style>
    <style:style style:name="gr3" style:family="graphic" style:parent-style-name="standard">
      <style:graphic-properties draw:stroke="dash" svg:stroke-width="0.026cm" svg:stroke-color="#231f20" draw:fill="solid" draw:fill-color="#ffffff" fo:padding-top="0.013cm" fo:padding-bottom="0.013cm" fo:padding-left="0.013cm" fo:padding-right="0.013cm"/>
    </style:style>
    <style:style style:name="gr4" style:family="graphic" style:parent-style-name="standard">
      <style:graphic-properties draw:stroke="solid" svg:stroke-width="0.026cm" svg:stroke-color="#231f20" draw:fill="solid" draw:fill-color="#d3d2d2" fo:padding-top="0.013cm" fo:padding-bottom="0.013cm" fo:padding-left="0.013cm" fo:padding-right="0.013cm"/>
    </style:style>
    <style:style style:name="gr5" style:family="graphic" style:parent-style-name="standard">
      <style:graphic-properties draw:stroke="dash" svg:stroke-width="0.026cm" svg:stroke-color="#231f20" draw:fill="none" fo:padding-top="0.013cm" fo:padding-bottom="0.013cm" fo:padding-left="0.013cm" fo:padding-right="0.013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282cm" fo:min-width="1.694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282cm" fo:min-width="1.488cm" fo:padding-top="0cm" fo:padding-bottom="0cm" fo:padding-left="0cm" fo:padding-right="0cm"/>
    </style:style>
    <style:style style:name="gr8" style:family="graphic" style:parent-style-name="standard">
      <style:graphic-properties draw:stroke="solid" svg:stroke-width="0.017cm" svg:stroke-color="#231f20" draw:fill="none" fo:padding-top="0.008cm" fo:padding-bottom="0.008cm" fo:padding-left="0.008cm" fo:padding-right="0.008cm"/>
    </style:style>
    <style:style style:name="gr9" style:family="graphic" style:parent-style-name="standard">
      <style:graphic-properties draw:stroke="solid" svg:stroke-width="0.141cm" svg:stroke-color="#bdbcbc" draw:fill="none" fo:padding-top="0.07cm" fo:padding-bottom="0.07cm" fo:padding-left="0.07cm" fo:padding-right="0.07cm"/>
    </style:style>
    <style:style style:name="gr10" style:family="graphic" style:parent-style-name="standard">
      <style:graphic-properties draw:stroke="none" draw:fill="solid" draw:fill-color="#bdbcbc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282cm" fo:min-width="0.63cm" fo:padding-top="0cm" fo:padding-bottom="0cm" fo:padding-left="0cm" fo:padding-right="0cm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282cm" fo:min-width="0.729cm" fo:padding-top="0cm" fo:padding-bottom="0cm" fo:padding-left="0cm" fo:padding-right="0cm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282cm" fo:min-width="0.302cm" fo:padding-top="0cm" fo:padding-bottom="0cm" fo:padding-left="0cm" fo:padding-right="0cm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282cm" fo:min-width="0.218cm" fo:padding-top="0cm" fo:padding-bottom="0cm" fo:padding-left="0cm" fo:padding-right="0cm"/>
    </style:style>
    <style:style style:name="gr15" style:family="graphic" style:parent-style-name="standard">
      <style:graphic-properties draw:stroke="solid" svg:stroke-width="0.017cm" svg:stroke-color="#231f20" draw:fill="solid" draw:fill-color="#ffffff" fo:padding-top="0.008cm" fo:padding-bottom="0.008cm" fo:padding-left="0.008cm" fo:padding-right="0.008cm"/>
    </style:style>
    <style:style style:name="gr16" style:family="graphic" style:parent-style-name="standard">
      <style:graphic-properties draw:stroke="dash" svg:stroke-width="0.017cm" svg:stroke-color="#231f20" draw:fill="none" fo:padding-top="0.008cm" fo:padding-bottom="0.008cm" fo:padding-left="0.008cm" fo:padding-right="0.008cm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385cm" fo:min-width="2.526cm" fo:padding-top="0cm" fo:padding-bottom="0cm" fo:padding-left="0cm" fo:padding-right="0cm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1.456cm" fo:padding-top="0cm" fo:padding-bottom="0cm" fo:padding-left="0cm" fo:padding-right="0cm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385cm" fo:min-width="2.89cm" fo:padding-top="0cm" fo:padding-bottom="0cm" fo:padding-left="0cm" fo:padding-right="0cm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385cm" fo:min-width="2.168cm" fo:padding-top="0cm" fo:padding-bottom="0cm" fo:padding-left="0cm" fo:padding-right="0cm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0.204cm" fo:padding-top="0cm" fo:padding-bottom="0cm" fo:padding-left="0cm" fo:padding-right="0cm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385cm" fo:min-width="0.121cm" fo:padding-top="0cm" fo:padding-bottom="0cm" fo:padding-left="0cm" fo:padding-right="0cm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0.121cm" fo:padding-top="0cm" fo:padding-bottom="0cm" fo:padding-left="0cm" fo:padding-right="0cm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0.176cm" fo:padding-top="0cm" fo:padding-bottom="0cm" fo:padding-left="0cm" fo:padding-right="0cm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385cm" fo:min-width="0.205cm" fo:padding-top="0cm" fo:padding-bottom="0cm" fo:padding-left="0cm" fo:padding-right="0cm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0.13cm" fo:padding-top="0cm" fo:padding-bottom="0cm" fo:padding-left="0cm" fo:padding-right="0cm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385cm" fo:min-width="0.13cm" fo:padding-top="0cm" fo:padding-bottom="0cm" fo:padding-left="0cm" fo:padding-right="0cm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0.213cm" fo:padding-top="0cm" fo:padding-bottom="0cm" fo:padding-left="0cm" fo:padding-right="0cm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385cm" fo:min-width="0.095cm" fo:padding-top="0cm" fo:padding-bottom="0cm" fo:padding-left="0cm" fo:padding-right="0cm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0.186cm" fo:padding-top="0cm" fo:padding-bottom="0cm" fo:padding-left="0cm" fo:padding-right="0cm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385cm" fo:min-width="0.194cm" fo:padding-top="0cm" fo:padding-bottom="0cm" fo:padding-left="0cm" fo:padding-right="0cm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0.131cm" fo:padding-top="0cm" fo:padding-bottom="0cm" fo:padding-left="0cm" fo:padding-right="0cm"/>
    </style:style>
    <style:style style:name="gr33" style:family="graphic" style:parent-style-name="standard">
      <style:graphic-properties draw:stroke="solid" svg:stroke-width="0.07cm" svg:stroke-color="#231f20" draw:fill="solid" draw:fill-color="#d3d2d2" fo:padding-top="0.035cm" fo:padding-bottom="0.035cm" fo:padding-left="0.035cm" fo:padding-right="0.035cm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385cm" fo:min-width="2.147cm" fo:padding-top="0cm" fo:padding-bottom="0cm" fo:padding-left="0cm" fo:padding-right="0cm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385cm" fo:min-width="0.683cm" fo:padding-top="0cm" fo:padding-bottom="0cm" fo:padding-left="0cm" fo:padding-right="0cm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2.013cm" fo:padding-top="0cm" fo:padding-bottom="0cm" fo:padding-left="0cm" fo:padding-right="0cm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385cm" fo:min-width="0.214cm" fo:padding-top="0cm" fo:padding-bottom="0cm" fo:padding-left="0cm" fo:padding-right="0cm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0.51cm" fo:padding-top="0cm" fo:padding-bottom="0cm" fo:padding-left="0cm" fo:padding-right="0cm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385cm" fo:min-width="2.3cm" fo:padding-top="0cm" fo:padding-bottom="0cm" fo:padding-left="0cm" fo:padding-right="0cm"/>
    </style:style>
    <style:style style:name="P1" style:family="paragraph">
      <style:text-properties fo:font-family="'CMU Serif'" style:font-style-name="Roman" style:font-family-generic="roman" style:font-pitch="variable" fo:font-size="10pt" fo:font-weight="normal" style:font-size-asian="18pt" style:font-size-complex="18pt"/>
    </style:style>
    <style:style style:name="P2" style:family="paragraph">
      <style:paragraph-properties fo:text-align="start" style:writing-mode="lr-tb"/>
    </style:style>
    <style:style style:name="P3" style:family="paragraph">
      <style:paragraph-properties fo:text-align="start" style:writing-mode="lr-tb"/>
      <style:text-properties fo:font-family="'CMU Serif'" style:font-style-name="Roman" style:font-family-generic="roman" style:font-pitch="variable" fo:font-size="10pt" fo:font-weight="normal" style:font-size-asian="18pt" style:font-size-complex="18pt"/>
    </style:style>
    <style:style style:name="T1" style:family="text">
      <style:text-properties fo:color="#231f20" fo:font-family="'CMU Serif'" style:font-style-name="Roman" style:font-family-generic="roman" style:font-pitch="variable" fo:font-size="10pt" fo:font-weight="normal" style:font-size-asian="18pt" style:font-family-complex="Calibri" style:font-size-complex="18pt"/>
    </style:style>
    <style:style style:name="T2" style:family="text">
      <style:text-properties fo:color="#231f20" fo:font-family="'CMU Serif'" style:font-style-name="Roman" style:font-family-generic="roman" style:font-pitch="variable" fo:font-size="10pt" fo:font-weight="normal" style:font-size-asian="18pt" style:font-family-complex="Consolas" style:font-size-complex="18pt"/>
    </style:style>
    <style:style style:name="T3" style:family="text">
      <style:text-properties fo:color="#231f20" fo:font-family="'CMU Serif'" style:font-style-name="Roman" style:font-family-generic="roman" style:font-pitch="variable" fo:font-size="10pt" fo:font-style="italic" fo:font-weight="normal" style:font-size-asian="18pt" style:font-family-complex="Calibri" style:font-size-complex="18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olygon draw:style-name="gr1" draw:text-style-name="P1" draw:layer="layout" svg:width="13.379cm" svg:height="0.652cm" svg:x="2.85cm" svg:y="12.051cm" svg:viewBox="0 0 13380 653" draw:points="13380,653 0,653 0,0 13380,0">
          <text:p/>
        </draw:polygon>
        <draw:path draw:style-name="gr2" draw:text-style-name="P1" draw:layer="layout" svg:width="13.399cm" svg:height="0.67cm" svg:x="2.84cm" svg:y="12.042cm" svg:viewBox="0 0 13400 671" svg:d="m13400 0h-13400v671h13400zm-20 18v635h-13360v-635z">
          <text:p/>
        </draw:path>
        <draw:polygon draw:style-name="gr3" draw:text-style-name="P1" draw:layer="layout" svg:width="0.702cm" svg:height="0.634cm" svg:x="14.99cm" svg:y="12.06cm" svg:viewBox="0 0 703 635" draw:points="0,635 703,635 703,0 0,0">
          <text:p/>
        </draw:polygon>
        <draw:polygon draw:style-name="gr4" draw:text-style-name="P1" draw:layer="layout" svg:width="0.351cm" svg:height="0.634cm" svg:x="10.419cm" svg:y="12.06cm" svg:viewBox="0 0 352 635" draw:points="0,635 352,635 352,0 0,0">
          <text:p/>
        </draw:polygon>
        <draw:polygon draw:style-name="gr4" draw:text-style-name="P1" draw:layer="layout" svg:width="0.351cm" svg:height="0.634cm" svg:x="11.298cm" svg:y="12.06cm" svg:viewBox="0 0 352 635" draw:points="0,635 352,635 352,0 0,0">
          <text:p/>
        </draw:polygon>
        <draw:polygon draw:style-name="gr4" draw:text-style-name="P1" draw:layer="layout" svg:width="0.35cm" svg:height="0.634cm" svg:x="9.541cm" svg:y="12.06cm" svg:viewBox="0 0 351 635" draw:points="0,635 351,635 351,0 0,0">
          <text:p/>
        </draw:polygon>
        <draw:polygon draw:style-name="gr4" draw:text-style-name="P1" draw:layer="layout" svg:width="1.757cm" svg:height="0.634cm" svg:x="12.001cm" svg:y="12.06cm" svg:viewBox="0 0 1758 635" draw:points="0,635 1758,635 1758,0 0,0">
          <text:p/>
        </draw:polygon>
        <draw:polygon draw:style-name="gr4" draw:text-style-name="P1" draw:layer="layout" svg:width="0.702cm" svg:height="0.634cm" svg:x="2.86cm" svg:y="12.06cm" svg:viewBox="0 0 703 635" draw:points="0,635 703,635 703,0 0,0">
          <text:p/>
        </draw:polygon>
        <draw:polygon draw:style-name="gr4" draw:text-style-name="P1" draw:layer="layout" svg:width="0.702cm" svg:height="0.634cm" svg:x="3.563cm" svg:y="12.06cm" svg:viewBox="0 0 703 635" draw:points="0,635 703,635 703,0 0,0">
          <text:p/>
        </draw:polygon>
        <draw:polygon draw:style-name="gr4" draw:text-style-name="P1" draw:layer="layout" svg:width="1.405cm" svg:height="0.634cm" svg:x="7.255cm" svg:y="12.06cm" svg:viewBox="0 0 1406 635" draw:points="0,635 1406,635 1406,0 0,0">
          <text:p/>
        </draw:polygon>
        <draw:line draw:style-name="gr5" draw:text-style-name="P1" draw:layer="layout" svg:x1="9.119cm" svg:y1="11.901cm" svg:x2="9.119cm" svg:y2="12.854cm">
          <text:p/>
        </draw:line>
        <draw:frame draw:style-name="gr6" draw:text-style-name="P3" draw:layer="layout" svg:width="1.694cm" svg:height="0.42cm" svg:x="8.431cm" svg:y="11.314cm">
          <draw:text-box>
            <text:p text:style-name="P2"><text:span text:style-name="T1">high-water</text:span></text:p>
          </draw:text-box>
        </draw:frame>
        <draw:frame draw:style-name="gr7" draw:text-style-name="P3" draw:layer="layout" svg:width="1.488cm" svg:height="0.42cm" svg:x="8.51cm" svg:y="11.652cm">
          <draw:text-box>
            <text:p text:style-name="P2"><text:span text:style-name="T1">threshold</text:span></text:p>
          </draw:text-box>
        </draw:frame>
        <draw:polyline draw:style-name="gr8" draw:text-style-name="P1" draw:layer="layout" svg:width="0.175cm" svg:height="0.282cm" svg:x="4.266cm" svg:y="12.73cm" svg:viewBox="0 0 176 283" draw:points="0,0 0,283 176,283">
          <text:p/>
        </draw:polyline>
        <draw:line draw:style-name="gr9" draw:text-style-name="P1" draw:layer="layout" svg:x1="5.322cm" svg:y1="13.013cm" svg:x2="6.165cm" svg:y2="13.013cm">
          <text:p/>
        </draw:line>
        <draw:polygon draw:style-name="gr10" draw:text-style-name="P1" draw:layer="layout" svg:width="0.201cm" svg:height="0.21cm" svg:x="6.131cm" svg:y="12.907cm" svg:viewBox="0 0 202 211" draw:points="0,211 202,106 0,0">
          <text:p/>
        </draw:polygon>
        <draw:frame draw:style-name="gr11" draw:text-style-name="P3" draw:layer="layout" svg:width="0.63cm" svg:height="0.42cm" svg:x="4.555cm" svg:y="12.889cm">
          <draw:text-box>
            <text:p text:style-name="P2"><text:span text:style-name="T2">free</text:span></text:p>
          </draw:text-box>
        </draw:frame>
        <draw:polyline draw:style-name="gr8" draw:text-style-name="P1" draw:layer="layout" svg:width="0.175cm" svg:height="0.282cm" svg:x="11.825cm" svg:y="12.73cm" svg:viewBox="0 0 176 283" draw:points="176,0 176,283 0,283">
          <text:p/>
        </draw:polyline>
        <draw:line draw:style-name="gr9" draw:text-style-name="P1" draw:layer="layout" svg:x1="10.947cm" svg:y1="13.013cm" svg:x2="10.103cm" svg:y2="13.013cm">
          <text:p/>
        </draw:line>
        <draw:polygon draw:style-name="gr10" draw:text-style-name="P1" draw:layer="layout" svg:width="0.201cm" svg:height="0.21cm" svg:x="9.935cm" svg:y="12.907cm" svg:viewBox="0 0 202 211" draw:points="202,0 0,105 202,211">
          <text:p/>
        </draw:polygon>
        <draw:frame draw:style-name="gr12" draw:text-style-name="P3" draw:layer="layout" svg:width="0.729cm" svg:height="0.42cm" svg:x="11.024cm" svg:y="12.889cm">
          <draw:text-box>
            <text:p text:style-name="P2"><text:span text:style-name="T2">scan</text:span></text:p>
          </draw:text-box>
        </draw:frame>
        <draw:frame draw:style-name="gr13" draw:text-style-name="P3" draw:layer="layout" svg:width="0.362cm" svg:height="0.42cm" svg:x="3.563cm" svg:y="12.82cm">
          <draw:text-box>
            <text:p text:style-name="P2"><text:span text:style-name="T1">A'</text:span></text:p>
          </draw:text-box>
        </draw:frame>
        <draw:path draw:style-name="gr9" draw:text-style-name="P1" draw:layer="layout" svg:width="11.24cm" svg:height="1.325cm" svg:x="4.1cm" svg:y="11.062cm" svg:viewBox="0 0 11241 1326" svg:d="m11241 1326c-2769-1429-9689-1875-11241-473">
          <text:p/>
        </draw:path>
        <draw:polygon draw:style-name="gr10" draw:text-style-name="P1" draw:layer="layout" svg:width="0.225cm" svg:height="0.202cm" svg:x="3.981cm" svg:y="11.809cm" svg:viewBox="0 0 226 203" draw:points="61,0 0,203 226,149">
          <text:p/>
        </draw:polygon>
        <draw:frame draw:style-name="gr14" draw:text-style-name="P3" draw:layer="layout" svg:width="0.264cm" svg:height="0.42cm" svg:x="14.99cm" svg:y="12.82cm">
          <draw:text-box>
            <text:p text:style-name="P2"><text:span text:style-name="T1">A</text:span></text:p>
          </draw:text-box>
        </draw:frame>
      </draw:page>
      <draw:page draw:name="page2" draw:style-name="dp1" draw:master-page-name="Default">
        <draw:polygon draw:style-name="gr1" draw:text-style-name="P1" draw:layer="layout" svg:width="11.849cm" svg:height="0.205cm" svg:x="3.734cm" svg:y="9.477cm" svg:viewBox="0 0 11850 206" draw:points="11850,206 0,206 0,0 11850,0">
          <text:p/>
        </draw:polygon>
        <draw:path draw:style-name="gr2" draw:text-style-name="P1" draw:layer="layout" svg:width="11.869cm" svg:height="0.225cm" svg:x="3.723cm" svg:y="9.466cm" svg:viewBox="0 0 11870 226" svg:d="m11870 0h-11870v226h11870zm-20 21v185h-11830v-185z">
          <text:p/>
        </draw:path>
        <draw:polygon draw:style-name="gr1" draw:text-style-name="P1" draw:layer="layout" svg:width="0.122cm" svg:height="0.061cm" svg:x="3.772cm" svg:y="9.553cm" svg:viewBox="0 0 123 62" draw:points="123,62 0,62 0,0 123,0">
          <text:p/>
        </draw:polygon>
        <draw:path draw:style-name="gr2" draw:text-style-name="P1" draw:layer="layout" svg:width="0.142cm" svg:height="0.081cm" svg:x="3.763cm" svg:y="9.544cm" svg:viewBox="0 0 143 82" svg:d="m122 20h-102v41h102zm21-20v82h-143v-82z">
          <text:p/>
        </draw:path>
        <draw:polygon draw:style-name="gr1" draw:text-style-name="P1" draw:layer="layout" svg:width="0.122cm" svg:height="0.061cm" svg:x="3.957cm" svg:y="9.553cm" svg:viewBox="0 0 123 62" draw:points="123,62 0,62 0,0 123,0">
          <text:p/>
        </draw:polygon>
        <draw:path draw:style-name="gr2" draw:text-style-name="P1" draw:layer="layout" svg:width="0.143cm" svg:height="0.081cm" svg:x="3.947cm" svg:y="9.544cm" svg:viewBox="0 0 144 82" svg:d="m123 20h-103v41h103zm21-20v82h-144v-82z">
          <text:p/>
        </draw:path>
        <draw:polygon draw:style-name="gr1" draw:text-style-name="P1" draw:layer="layout" svg:width="0.122cm" svg:height="0.061cm" svg:x="4.142cm" svg:y="9.553cm" svg:viewBox="0 0 123 62" draw:points="123,62 0,62 0,0 123,0">
          <text:p/>
        </draw:polygon>
        <draw:path draw:style-name="gr2" draw:text-style-name="P1" draw:layer="layout" svg:width="0.143cm" svg:height="0.081cm" svg:x="4.132cm" svg:y="9.544cm" svg:viewBox="0 0 144 82" svg:d="m123 20h-102v41h102zm21-20v82h-144v-82z">
          <text:p/>
        </draw:path>
        <draw:polygon draw:style-name="gr1" draw:text-style-name="P1" draw:layer="layout" svg:width="0.124cm" svg:height="0.061cm" svg:x="4.326cm" svg:y="9.553cm" svg:viewBox="0 0 125 62" draw:points="125,62 0,62 0,0 125,0">
          <text:p/>
        </draw:polygon>
        <draw:path draw:style-name="gr2" draw:text-style-name="P1" draw:layer="layout" svg:width="0.143cm" svg:height="0.081cm" svg:x="4.316cm" svg:y="9.544cm" svg:viewBox="0 0 144 82" svg:d="m125 20h-104v41h104zm19-20v82h-144v-82z">
          <text:p/>
        </draw:path>
        <draw:polygon draw:style-name="gr1" draw:text-style-name="P1" draw:layer="layout" svg:width="0.122cm" svg:height="0.061cm" svg:x="5.251cm" svg:y="9.553cm" svg:viewBox="0 0 123 62" draw:points="123,62 0,62 0,0 123,0">
          <text:p/>
        </draw:polygon>
        <draw:path draw:style-name="gr2" draw:text-style-name="P1" draw:layer="layout" svg:width="0.142cm" svg:height="0.081cm" svg:x="5.242cm" svg:y="9.544cm" svg:viewBox="0 0 143 82" svg:d="m122 20h-102v41h102zm21-20v82h-143v-82z">
          <text:p/>
        </draw:path>
        <draw:polygon draw:style-name="gr1" draw:text-style-name="P1" draw:layer="layout" svg:width="0.122cm" svg:height="0.061cm" svg:x="5.436cm" svg:y="9.553cm" svg:viewBox="0 0 123 62" draw:points="123,62 0,62 0,0 123,0">
          <text:p/>
        </draw:polygon>
        <draw:path draw:style-name="gr2" draw:text-style-name="P1" draw:layer="layout" svg:width="0.143cm" svg:height="0.081cm" svg:x="5.426cm" svg:y="9.544cm" svg:viewBox="0 0 144 82" svg:d="m123 20h-103v41h103zm21-20v82h-144v-82z">
          <text:p/>
        </draw:path>
        <draw:polygon draw:style-name="gr1" draw:text-style-name="P1" draw:layer="layout" svg:width="0.122cm" svg:height="0.061cm" svg:x="5.621cm" svg:y="9.553cm" svg:viewBox="0 0 123 62" draw:points="123,62 0,62 0,0 123,0">
          <text:p/>
        </draw:polygon>
        <draw:path draw:style-name="gr2" draw:text-style-name="P1" draw:layer="layout" svg:width="0.143cm" svg:height="0.081cm" svg:x="5.611cm" svg:y="9.544cm" svg:viewBox="0 0 144 82" svg:d="m123 20h-102v41h102zm21-20v82h-144v-82z">
          <text:p/>
        </draw:path>
        <draw:polygon draw:style-name="gr1" draw:text-style-name="P1" draw:layer="layout" svg:width="0.124cm" svg:height="0.061cm" svg:x="5.805cm" svg:y="9.553cm" svg:viewBox="0 0 125 62" draw:points="125,62 0,62 0,0 125,0">
          <text:p/>
        </draw:polygon>
        <draw:path draw:style-name="gr2" draw:text-style-name="P1" draw:layer="layout" svg:width="0.143cm" svg:height="0.081cm" svg:x="5.795cm" svg:y="9.544cm" svg:viewBox="0 0 144 82" svg:d="m125 20h-104v41h104zm19-20v82h-144v-82z">
          <text:p/>
        </draw:path>
        <draw:polygon draw:style-name="gr1" draw:text-style-name="P1" draw:layer="layout" svg:width="0.122cm" svg:height="0.061cm" svg:x="6.73cm" svg:y="9.553cm" svg:viewBox="0 0 123 62" draw:points="123,62 0,62 0,0 123,0">
          <text:p/>
        </draw:polygon>
        <draw:path draw:style-name="gr2" draw:text-style-name="P1" draw:layer="layout" svg:width="0.142cm" svg:height="0.081cm" svg:x="6.72cm" svg:y="9.544cm" svg:viewBox="0 0 143 82" svg:d="m122 20h-102v41h102zm21-20v82h-143v-82z">
          <text:p/>
        </draw:path>
        <draw:polygon draw:style-name="gr1" draw:text-style-name="P1" draw:layer="layout" svg:width="0.122cm" svg:height="0.061cm" svg:x="6.915cm" svg:y="9.553cm" svg:viewBox="0 0 123 62" draw:points="123,62 0,62 0,0 123,0">
          <text:p/>
        </draw:polygon>
        <draw:path draw:style-name="gr2" draw:text-style-name="P1" draw:layer="layout" svg:width="0.143cm" svg:height="0.081cm" svg:x="6.904cm" svg:y="9.544cm" svg:viewBox="0 0 144 82" svg:d="m123 20h-103v41h103zm21-20v82h-144v-82z">
          <text:p/>
        </draw:path>
        <draw:polygon draw:style-name="gr1" draw:text-style-name="P1" draw:layer="layout" svg:width="0.122cm" svg:height="0.061cm" svg:x="7.1cm" svg:y="9.553cm" svg:viewBox="0 0 123 62" draw:points="123,62 0,62 0,0 123,0">
          <text:p/>
        </draw:polygon>
        <draw:path draw:style-name="gr2" draw:text-style-name="P1" draw:layer="layout" svg:width="0.143cm" svg:height="0.081cm" svg:x="7.089cm" svg:y="9.544cm" svg:viewBox="0 0 144 82" svg:d="m123 20h-102v41h102zm21-20v82h-144v-82z">
          <text:p/>
        </draw:path>
        <draw:polygon draw:style-name="gr1" draw:text-style-name="P1" draw:layer="layout" svg:width="0.124cm" svg:height="0.061cm" svg:x="7.284cm" svg:y="9.553cm" svg:viewBox="0 0 125 62" draw:points="125,62 0,62 0,0 125,0">
          <text:p/>
        </draw:polygon>
        <draw:path draw:style-name="gr2" draw:text-style-name="P1" draw:layer="layout" svg:width="0.143cm" svg:height="0.081cm" svg:x="7.273cm" svg:y="9.544cm" svg:viewBox="0 0 144 82" svg:d="m125 20h-104v41h104zm19-20v82h-144v-82z">
          <text:p/>
        </draw:path>
        <draw:polygon draw:style-name="gr1" draw:text-style-name="P1" draw:layer="layout" svg:width="0.122cm" svg:height="0.061cm" svg:x="7.469cm" svg:y="9.553cm" svg:viewBox="0 0 123 62" draw:points="123,62 0,62 0,0 123,0">
          <text:p/>
        </draw:polygon>
        <draw:path draw:style-name="gr2" draw:text-style-name="P1" draw:layer="layout" svg:width="0.142cm" svg:height="0.081cm" svg:x="7.46cm" svg:y="9.544cm" svg:viewBox="0 0 143 82" svg:d="m122 20h-102v41h102zm21-20v82h-143v-82z">
          <text:p/>
        </draw:path>
        <draw:polygon draw:style-name="gr1" draw:text-style-name="P1" draw:layer="layout" svg:width="0.122cm" svg:height="0.061cm" svg:x="7.654cm" svg:y="9.553cm" svg:viewBox="0 0 123 62" draw:points="123,62 0,62 0,0 123,0">
          <text:p/>
        </draw:polygon>
        <draw:path draw:style-name="gr2" draw:text-style-name="P1" draw:layer="layout" svg:width="0.143cm" svg:height="0.081cm" svg:x="7.644cm" svg:y="9.544cm" svg:viewBox="0 0 144 82" svg:d="m123 20h-103v41h103zm21-20v82h-144v-82z">
          <text:p/>
        </draw:path>
        <draw:polygon draw:style-name="gr1" draw:text-style-name="P1" draw:layer="layout" svg:width="0.122cm" svg:height="0.061cm" svg:x="8.208cm" svg:y="9.553cm" svg:viewBox="0 0 123 62" draw:points="123,62 0,62 0,0 123,0">
          <text:p/>
        </draw:polygon>
        <draw:path draw:style-name="gr2" draw:text-style-name="P1" draw:layer="layout" svg:width="0.142cm" svg:height="0.081cm" svg:x="8.199cm" svg:y="9.544cm" svg:viewBox="0 0 143 82" svg:d="m122 20h-102v41h102zm21-20v82h-143v-82z">
          <text:p/>
        </draw:path>
        <draw:polygon draw:style-name="gr1" draw:text-style-name="P1" draw:layer="layout" svg:width="0.122cm" svg:height="0.061cm" svg:x="8.394cm" svg:y="9.553cm" svg:viewBox="0 0 123 62" draw:points="123,62 0,62 0,0 123,0">
          <text:p/>
        </draw:polygon>
        <draw:path draw:style-name="gr2" draw:text-style-name="P1" draw:layer="layout" svg:width="0.143cm" svg:height="0.081cm" svg:x="8.383cm" svg:y="9.544cm" svg:viewBox="0 0 144 82" svg:d="m123 20h-103v41h103zm21-20v82h-144v-82z">
          <text:p/>
        </draw:path>
        <draw:polygon draw:style-name="gr1" draw:text-style-name="P1" draw:layer="layout" svg:width="0.122cm" svg:height="0.061cm" svg:x="8.948cm" svg:y="9.553cm" svg:viewBox="0 0 123 62" draw:points="123,62 0,62 0,0 123,0">
          <text:p/>
        </draw:polygon>
        <draw:path draw:style-name="gr2" draw:text-style-name="P1" draw:layer="layout" svg:width="0.142cm" svg:height="0.081cm" svg:x="8.938cm" svg:y="9.544cm" svg:viewBox="0 0 143 82" svg:d="m122 20h-102v41h102zm21-20v82h-143v-82z">
          <text:p/>
        </draw:path>
        <draw:polygon draw:style-name="gr1" draw:text-style-name="P1" draw:layer="layout" svg:width="0.122cm" svg:height="0.061cm" svg:x="9.133cm" svg:y="9.553cm" svg:viewBox="0 0 123 62" draw:points="123,62 0,62 0,0 123,0">
          <text:p/>
        </draw:polygon>
        <draw:path draw:style-name="gr2" draw:text-style-name="P1" draw:layer="layout" svg:width="0.143cm" svg:height="0.081cm" svg:x="9.122cm" svg:y="9.544cm" svg:viewBox="0 0 144 82" svg:d="m123 20h-103v41h103zm21-20v82h-144v-82z">
          <text:p/>
        </draw:path>
        <draw:polygon draw:style-name="gr2" draw:text-style-name="P1" draw:layer="layout" svg:width="0.122cm" svg:height="0.061cm" svg:x="4.512cm" svg:y="9.553cm" svg:viewBox="0 0 123 62" draw:points="123,62 0,62 0,0 123,0">
          <text:p/>
        </draw:polygon>
        <draw:path draw:style-name="gr2" draw:text-style-name="P1" draw:layer="layout" svg:width="0.142cm" svg:height="0.081cm" svg:x="4.502cm" svg:y="9.544cm" svg:viewBox="0 0 143 82" svg:d="m122 20h-102v41h102zm21-20v82h-143v-82z">
          <text:p/>
        </draw:path>
        <draw:polygon draw:style-name="gr1" draw:text-style-name="P1" draw:layer="layout" svg:width="0.122cm" svg:height="0.061cm" svg:x="4.697cm" svg:y="9.553cm" svg:viewBox="0 0 123 62" draw:points="123,62 0,62 0,0 123,0">
          <text:p/>
        </draw:polygon>
        <draw:path draw:style-name="gr2" draw:text-style-name="P1" draw:layer="layout" svg:width="0.143cm" svg:height="0.081cm" svg:x="4.686cm" svg:y="9.544cm" svg:viewBox="0 0 144 82" svg:d="m123 20h-103v41h103zm21-20v82h-144v-82z">
          <text:p/>
        </draw:path>
        <draw:polygon draw:style-name="gr1" draw:text-style-name="P1" draw:layer="layout" svg:width="0.122cm" svg:height="0.061cm" svg:x="4.882cm" svg:y="9.553cm" svg:viewBox="0 0 123 62" draw:points="123,62 0,62 0,0 123,0">
          <text:p/>
        </draw:polygon>
        <draw:path draw:style-name="gr2" draw:text-style-name="P1" draw:layer="layout" svg:width="0.143cm" svg:height="0.081cm" svg:x="4.871cm" svg:y="9.544cm" svg:viewBox="0 0 144 82" svg:d="m123 20h-102v41h102zm21-20v82h-144v-82z">
          <text:p/>
        </draw:path>
        <draw:polygon draw:style-name="gr2" draw:text-style-name="P1" draw:layer="layout" svg:width="0.122cm" svg:height="0.061cm" svg:x="5.066cm" svg:y="9.553cm" svg:viewBox="0 0 123 62" draw:points="123,62 0,62 0,0 123,0">
          <text:p/>
        </draw:polygon>
        <draw:path draw:style-name="gr2" draw:text-style-name="P1" draw:layer="layout" svg:width="0.143cm" svg:height="0.081cm" svg:x="5.055cm" svg:y="9.544cm" svg:viewBox="0 0 144 82" svg:d="m125 20h-104v41h104zm19-20v82h-144v-82z">
          <text:p/>
        </draw:path>
        <draw:polygon draw:style-name="gr2" draw:text-style-name="P1" draw:layer="layout" svg:width="0.122cm" svg:height="0.061cm" svg:x="5.99cm" svg:y="9.553cm" svg:viewBox="0 0 123 62" draw:points="123,62 0,62 0,0 123,0">
          <text:p/>
        </draw:polygon>
        <draw:path draw:style-name="gr2" draw:text-style-name="P1" draw:layer="layout" svg:width="0.142cm" svg:height="0.081cm" svg:x="5.981cm" svg:y="9.544cm" svg:viewBox="0 0 143 82" svg:d="m122 20h-102v41h102zm21-20v82h-143v-82z">
          <text:p/>
        </draw:path>
        <draw:polygon draw:style-name="gr1" draw:text-style-name="P1" draw:layer="layout" svg:width="0.122cm" svg:height="0.061cm" svg:x="6.175cm" svg:y="9.553cm" svg:viewBox="0 0 123 62" draw:points="123,62 0,62 0,0 123,0">
          <text:p/>
        </draw:polygon>
        <draw:path draw:style-name="gr2" draw:text-style-name="P1" draw:layer="layout" svg:width="0.143cm" svg:height="0.081cm" svg:x="6.165cm" svg:y="9.544cm" svg:viewBox="0 0 144 82" svg:d="m123 20h-103v41h103zm21-20v82h-144v-82z">
          <text:p/>
        </draw:path>
        <draw:polygon draw:style-name="gr1" draw:text-style-name="P1" draw:layer="layout" svg:width="0.122cm" svg:height="0.061cm" svg:x="6.361cm" svg:y="9.553cm" svg:viewBox="0 0 123 62" draw:points="123,62 0,62 0,0 123,0">
          <text:p/>
        </draw:polygon>
        <draw:path draw:style-name="gr2" draw:text-style-name="P1" draw:layer="layout" svg:width="0.143cm" svg:height="0.081cm" svg:x="6.35cm" svg:y="9.544cm" svg:viewBox="0 0 144 82" svg:d="m123 20h-102v41h102zm21-20v82h-144v-82z">
          <text:p/>
        </draw:path>
        <draw:polygon draw:style-name="gr2" draw:text-style-name="P1" draw:layer="layout" svg:width="0.122cm" svg:height="0.061cm" svg:x="6.545cm" svg:y="9.553cm" svg:viewBox="0 0 123 62" draw:points="123,62 0,62 0,0 123,0">
          <text:p/>
        </draw:polygon>
        <draw:path draw:style-name="gr2" draw:text-style-name="P1" draw:layer="layout" svg:width="0.143cm" svg:height="0.081cm" svg:x="6.534cm" svg:y="9.544cm" svg:viewBox="0 0 144 82" svg:d="m125 20h-104v41h104zm19-20v82h-144v-82z">
          <text:p/>
        </draw:path>
        <draw:polyline draw:style-name="gr8" draw:text-style-name="P1" draw:layer="layout" svg:width="2.217cm" svg:height="0.122cm" svg:x="9.657cm" svg:y="9.308cm" svg:viewBox="0 0 2218 123" draw:points="2218,123 2218,0 0,0 0,123">
          <text:p/>
        </draw:polyline>
        <draw:polygon draw:style-name="gr15" draw:text-style-name="P1" draw:layer="layout" svg:width="0.04cm" svg:height="0.134cm" svg:x="3.906cm" svg:y="9.516cm" svg:viewBox="0 0 41 135" draw:points="0,135 41,135 41,0 0,0">
          <text:p/>
        </draw:polygon>
        <draw:polygon draw:style-name="gr2" draw:text-style-name="P1" draw:layer="layout" svg:width="0.122cm" svg:height="0.061cm" svg:x="7.839cm" svg:y="9.553cm" svg:viewBox="0 0 123 62" draw:points="123,62 0,62 0,0 123,0">
          <text:p/>
        </draw:polygon>
        <draw:path draw:style-name="gr2" draw:text-style-name="P1" draw:layer="layout" svg:width="0.143cm" svg:height="0.081cm" svg:x="7.829cm" svg:y="9.544cm" svg:viewBox="0 0 144 82" svg:d="m123 20h-102v41h102zm21-20v82h-144v-82z">
          <text:p/>
        </draw:path>
        <draw:polygon draw:style-name="gr1" draw:text-style-name="P1" draw:layer="layout" svg:width="0.122cm" svg:height="0.061cm" svg:x="8.023cm" svg:y="9.553cm" svg:viewBox="0 0 123 62" draw:points="123,62 0,62 0,0 123,0">
          <text:p/>
        </draw:polygon>
        <draw:path draw:style-name="gr2" draw:text-style-name="P1" draw:layer="layout" svg:width="0.143cm" svg:height="0.081cm" svg:x="8.013cm" svg:y="9.544cm" svg:viewBox="0 0 144 82" svg:d="m125 20h-104v41h104zm19-20v82h-144v-82z">
          <text:p/>
        </draw:path>
        <draw:polygon draw:style-name="gr1" draw:text-style-name="P1" draw:layer="layout" svg:width="0.122cm" svg:height="0.061cm" svg:x="8.579cm" svg:y="9.553cm" svg:viewBox="0 0 123 62" draw:points="123,62 0,62 0,0 123,0">
          <text:p/>
        </draw:polygon>
        <draw:path draw:style-name="gr2" draw:text-style-name="P1" draw:layer="layout" svg:width="0.143cm" svg:height="0.081cm" svg:x="8.568cm" svg:y="9.544cm" svg:viewBox="0 0 144 82" svg:d="m123 20h-102v41h102zm21-20v82h-144v-82z">
          <text:p/>
        </draw:path>
        <draw:polygon draw:style-name="gr2" draw:text-style-name="P1" draw:layer="layout" svg:width="0.124cm" svg:height="0.061cm" svg:x="8.763cm" svg:y="9.553cm" svg:viewBox="0 0 125 62" draw:points="125,62 0,62 0,0 125,0">
          <text:p/>
        </draw:polygon>
        <draw:path draw:style-name="gr2" draw:text-style-name="P1" draw:layer="layout" svg:width="0.143cm" svg:height="0.081cm" svg:x="8.752cm" svg:y="9.544cm" svg:viewBox="0 0 144 82" svg:d="m125 20h-104v41h104zm19-20v82h-144v-82z">
          <text:p/>
        </draw:path>
        <draw:polygon draw:style-name="gr1" draw:text-style-name="P1" draw:layer="layout" svg:width="0.122cm" svg:height="0.061cm" svg:x="9.318cm" svg:y="9.553cm" svg:viewBox="0 0 123 62" draw:points="123,62 0,62 0,0 123,0">
          <text:p/>
        </draw:polygon>
        <draw:path draw:style-name="gr2" draw:text-style-name="P1" draw:layer="layout" svg:width="0.143cm" svg:height="0.081cm" svg:x="9.308cm" svg:y="9.544cm" svg:viewBox="0 0 144 82" svg:d="m123 20h-102v41h102zm21-20v82h-144v-82z">
          <text:p/>
        </draw:path>
        <draw:polygon draw:style-name="gr1" draw:text-style-name="P1" draw:layer="layout" svg:width="0.122cm" svg:height="0.061cm" svg:x="9.502cm" svg:y="9.553cm" svg:viewBox="0 0 123 62" draw:points="123,62 0,62 0,0 123,0">
          <text:p/>
        </draw:polygon>
        <draw:path draw:style-name="gr2" draw:text-style-name="P1" draw:layer="layout" svg:width="0.143cm" svg:height="0.081cm" svg:x="9.491cm" svg:y="9.544cm" svg:viewBox="0 0 144 82" svg:d="m125 20h-104v41h104zm19-20v82h-144v-82z">
          <text:p/>
        </draw:path>
        <draw:polygon draw:style-name="gr1" draw:text-style-name="P1" draw:layer="layout" svg:width="0.122cm" svg:height="0.061cm" svg:x="10.057cm" svg:y="9.553cm" svg:viewBox="0 0 123 62" draw:points="123,62 0,62 0,0 123,0">
          <text:p/>
        </draw:polygon>
        <draw:path draw:style-name="gr2" draw:text-style-name="P1" draw:layer="layout" svg:width="0.143cm" svg:height="0.081cm" svg:x="10.047cm" svg:y="9.544cm" svg:viewBox="0 0 144 82" svg:d="m123 20h-102v41h102zm21-20v82h-144v-82z">
          <text:p/>
        </draw:path>
        <draw:polygon draw:style-name="gr1" draw:text-style-name="P1" draw:layer="layout" svg:width="0.122cm" svg:height="0.061cm" svg:x="10.241cm" svg:y="9.553cm" svg:viewBox="0 0 123 62" draw:points="123,62 0,62 0,0 123,0">
          <text:p/>
        </draw:polygon>
        <draw:path draw:style-name="gr2" draw:text-style-name="P1" draw:layer="layout" svg:width="0.143cm" svg:height="0.081cm" svg:x="10.231cm" svg:y="9.544cm" svg:viewBox="0 0 144 82" svg:d="m125 20h-104v41h104zm19-20v82h-144v-82z">
          <text:p/>
        </draw:path>
        <draw:polygon draw:style-name="gr1" draw:text-style-name="P1" draw:layer="layout" svg:width="0.122cm" svg:height="0.061cm" svg:x="10.797cm" svg:y="9.553cm" svg:viewBox="0 0 123 62" draw:points="123,62 0,62 0,0 123,0">
          <text:p/>
        </draw:polygon>
        <draw:path draw:style-name="gr2" draw:text-style-name="P1" draw:layer="layout" svg:width="0.143cm" svg:height="0.081cm" svg:x="10.786cm" svg:y="9.544cm" svg:viewBox="0 0 144 82" svg:d="m123 20h-102v41h102zm21-20v82h-144v-82z">
          <text:p/>
        </draw:path>
        <draw:polygon draw:style-name="gr1" draw:text-style-name="P1" draw:layer="layout" svg:width="0.122cm" svg:height="0.061cm" svg:x="10.981cm" svg:y="9.553cm" svg:viewBox="0 0 123 62" draw:points="123,62 0,62 0,0 123,0">
          <text:p/>
        </draw:polygon>
        <draw:path draw:style-name="gr2" draw:text-style-name="P1" draw:layer="layout" svg:width="0.143cm" svg:height="0.081cm" svg:x="10.97cm" svg:y="9.544cm" svg:viewBox="0 0 144 82" svg:d="m125 20h-104v41h104zm19-20v82h-144v-82z">
          <text:p/>
        </draw:path>
        <draw:polygon draw:style-name="gr1" draw:text-style-name="P1" draw:layer="layout" svg:width="0.122cm" svg:height="0.061cm" svg:x="11.536cm" svg:y="9.553cm" svg:viewBox="0 0 123 62" draw:points="123,62 0,62 0,0 123,0">
          <text:p/>
        </draw:polygon>
        <draw:path draw:style-name="gr2" draw:text-style-name="P1" draw:layer="layout" svg:width="0.143cm" svg:height="0.081cm" svg:x="11.526cm" svg:y="9.544cm" svg:viewBox="0 0 144 82" svg:d="m123 20h-102v41h102zm21-20v82h-144v-82z">
          <text:p/>
        </draw:path>
        <draw:polygon draw:style-name="gr1" draw:text-style-name="P1" draw:layer="layout" svg:width="0.124cm" svg:height="0.061cm" svg:x="11.72cm" svg:y="9.553cm" svg:viewBox="0 0 125 62" draw:points="125,62 0,62 0,0 125,0">
          <text:p/>
        </draw:polygon>
        <draw:path draw:style-name="gr2" draw:text-style-name="P1" draw:layer="layout" svg:width="0.143cm" svg:height="0.081cm" svg:x="11.71cm" svg:y="9.544cm" svg:viewBox="0 0 144 82" svg:d="m125 20h-104v41h104zm19-20v82h-144v-82z">
          <text:p/>
        </draw:path>
        <draw:polygon draw:style-name="gr1" draw:text-style-name="P1" draw:layer="layout" svg:width="0.122cm" svg:height="0.061cm" svg:x="12.275cm" svg:y="9.553cm" svg:viewBox="0 0 123 62" draw:points="123,62 0,62 0,0 123,0">
          <text:p/>
        </draw:polygon>
        <draw:path draw:style-name="gr2" draw:text-style-name="P1" draw:layer="layout" svg:width="0.143cm" svg:height="0.081cm" svg:x="12.265cm" svg:y="9.544cm" svg:viewBox="0 0 144 82" svg:d="m123 20h-102v41h102zm21-20v82h-144v-82z">
          <text:p/>
        </draw:path>
        <draw:polygon draw:style-name="gr1" draw:text-style-name="P1" draw:layer="layout" svg:width="0.122cm" svg:height="0.061cm" svg:x="12.459cm" svg:y="9.553cm" svg:viewBox="0 0 123 62" draw:points="123,62 0,62 0,0 123,0">
          <text:p/>
        </draw:polygon>
        <draw:path draw:style-name="gr2" draw:text-style-name="P1" draw:layer="layout" svg:width="0.143cm" svg:height="0.081cm" svg:x="12.449cm" svg:y="9.544cm" svg:viewBox="0 0 144 82" svg:d="m125 20h-104v41h104zm19-20v82h-144v-82z">
          <text:p/>
        </draw:path>
        <draw:polygon draw:style-name="gr1" draw:text-style-name="P1" draw:layer="layout" svg:width="0.122cm" svg:height="0.061cm" svg:x="12.645cm" svg:y="9.553cm" svg:viewBox="0 0 123 62" draw:points="123,62 0,62 0,0 123,0">
          <text:p/>
        </draw:polygon>
        <draw:path draw:style-name="gr2" draw:text-style-name="P1" draw:layer="layout" svg:width="0.142cm" svg:height="0.081cm" svg:x="12.635cm" svg:y="9.544cm" svg:viewBox="0 0 143 82" svg:d="m122 20h-102v41h102zm21-20v82h-143v-82z">
          <text:p/>
        </draw:path>
        <draw:polygon draw:style-name="gr1" draw:text-style-name="P1" draw:layer="layout" svg:width="0.122cm" svg:height="0.061cm" svg:x="12.83cm" svg:y="9.553cm" svg:viewBox="0 0 123 62" draw:points="123,62 0,62 0,0 123,0">
          <text:p/>
        </draw:polygon>
        <draw:path draw:style-name="gr2" draw:text-style-name="P1" draw:layer="layout" svg:width="0.143cm" svg:height="0.081cm" svg:x="12.819cm" svg:y="9.544cm" svg:viewBox="0 0 144 82" svg:d="m123 20h-103v41h103zm21-20v82h-144v-82z">
          <text:p/>
        </draw:path>
        <draw:polygon draw:style-name="gr1" draw:text-style-name="P1" draw:layer="layout" svg:width="0.122cm" svg:height="0.061cm" svg:x="13.384cm" svg:y="9.553cm" svg:viewBox="0 0 123 62" draw:points="123,62 0,62 0,0 123,0">
          <text:p/>
        </draw:polygon>
        <draw:path draw:style-name="gr2" draw:text-style-name="P1" draw:layer="layout" svg:width="0.142cm" svg:height="0.081cm" svg:x="13.375cm" svg:y="9.544cm" svg:viewBox="0 0 143 82" svg:d="m122 20h-102v41h102zm21-20v82h-143v-82z">
          <text:p/>
        </draw:path>
        <draw:polygon draw:style-name="gr1" draw:text-style-name="P1" draw:layer="layout" svg:width="0.122cm" svg:height="0.061cm" svg:x="13.569cm" svg:y="9.553cm" svg:viewBox="0 0 123 62" draw:points="123,62 0,62 0,0 123,0">
          <text:p/>
        </draw:polygon>
        <draw:path draw:style-name="gr2" draw:text-style-name="P1" draw:layer="layout" svg:width="0.143cm" svg:height="0.081cm" svg:x="13.559cm" svg:y="9.544cm" svg:viewBox="0 0 144 82" svg:d="m123 20h-103v41h103zm21-20v82h-144v-82z">
          <text:p/>
        </draw:path>
        <draw:polygon draw:style-name="gr1" draw:text-style-name="P1" draw:layer="layout" svg:width="0.122cm" svg:height="0.061cm" svg:x="13.015cm" svg:y="9.553cm" svg:viewBox="0 0 123 62" draw:points="123,62 0,62 0,0 123,0">
          <text:p/>
        </draw:polygon>
        <draw:path draw:style-name="gr2" draw:text-style-name="P1" draw:layer="layout" svg:width="0.143cm" svg:height="0.081cm" svg:x="13.004cm" svg:y="9.544cm" svg:viewBox="0 0 144 82" svg:d="m123 20h-102v41h102zm21-20v82h-144v-82z">
          <text:p/>
        </draw:path>
        <draw:polygon draw:style-name="gr2" draw:text-style-name="P1" draw:layer="layout" svg:width="0.122cm" svg:height="0.061cm" svg:x="13.199cm" svg:y="9.553cm" svg:viewBox="0 0 123 62" draw:points="123,62 0,62 0,0 123,0">
          <text:p/>
        </draw:polygon>
        <draw:path draw:style-name="gr2" draw:text-style-name="P1" draw:layer="layout" svg:width="0.143cm" svg:height="0.081cm" svg:x="13.188cm" svg:y="9.544cm" svg:viewBox="0 0 144 82" svg:d="m125 20h-104v41h104zm19-20v82h-144v-82z">
          <text:p/>
        </draw:path>
        <draw:polygon draw:style-name="gr2" draw:text-style-name="P1" draw:layer="layout" svg:width="0.122cm" svg:height="0.061cm" svg:x="11.905cm" svg:y="9.553cm" svg:viewBox="0 0 123 62" draw:points="123,62 0,62 0,0 123,0">
          <text:p/>
        </draw:polygon>
        <draw:path draw:style-name="gr2" draw:text-style-name="P1" draw:layer="layout" svg:width="0.142cm" svg:height="0.081cm" svg:x="11.896cm" svg:y="9.544cm" svg:viewBox="0 0 143 82" svg:d="m122 20h-102v41h102zm21-20v82h-143v-82z">
          <text:p/>
        </draw:path>
        <draw:polygon draw:style-name="gr1" draw:text-style-name="P1" draw:layer="layout" svg:width="0.122cm" svg:height="0.061cm" svg:x="12.09cm" svg:y="9.553cm" svg:viewBox="0 0 123 62" draw:points="123,62 0,62 0,0 123,0">
          <text:p/>
        </draw:polygon>
        <draw:path draw:style-name="gr2" draw:text-style-name="P1" draw:layer="layout" svg:width="0.143cm" svg:height="0.081cm" svg:x="12.08cm" svg:y="9.544cm" svg:viewBox="0 0 144 82" svg:d="m123 20h-103v41h103zm21-20v82h-144v-82z">
          <text:p/>
        </draw:path>
        <draw:polygon draw:style-name="gr2" draw:text-style-name="P1" draw:layer="layout" svg:width="0.122cm" svg:height="0.061cm" svg:x="11.166cm" svg:y="9.553cm" svg:viewBox="0 0 123 62" draw:points="123,62 0,62 0,0 123,0">
          <text:p/>
        </draw:polygon>
        <draw:path draw:style-name="gr2" draw:text-style-name="P1" draw:layer="layout" svg:width="0.142cm" svg:height="0.081cm" svg:x="11.156cm" svg:y="9.544cm" svg:viewBox="0 0 143 82" svg:d="m122 20h-102v41h102zm21-20v82h-143v-82z">
          <text:p/>
        </draw:path>
        <draw:polygon draw:style-name="gr2" draw:text-style-name="P1" draw:layer="layout" svg:width="0.122cm" svg:height="0.061cm" svg:x="11.351cm" svg:y="9.553cm" svg:viewBox="0 0 123 62" draw:points="123,62 0,62 0,0 123,0">
          <text:p/>
        </draw:polygon>
        <draw:path draw:style-name="gr2" draw:text-style-name="P1" draw:layer="layout" svg:width="0.143cm" svg:height="0.081cm" svg:x="11.34cm" svg:y="9.544cm" svg:viewBox="0 0 144 82" svg:d="m123 20h-103v41h103zm21-20v82h-144v-82z">
          <text:p/>
        </draw:path>
        <draw:polygon draw:style-name="gr2" draw:text-style-name="P1" draw:layer="layout" svg:width="0.122cm" svg:height="0.061cm" svg:x="10.426cm" svg:y="9.553cm" svg:viewBox="0 0 123 62" draw:points="123,62 0,62 0,0 123,0">
          <text:p/>
        </draw:polygon>
        <draw:path draw:style-name="gr2" draw:text-style-name="P1" draw:layer="layout" svg:width="0.142cm" svg:height="0.081cm" svg:x="10.417cm" svg:y="9.544cm" svg:viewBox="0 0 143 82" svg:d="m122 20h-102v41h102zm21-20v82h-143v-82z">
          <text:p/>
        </draw:path>
        <draw:polygon draw:style-name="gr2" draw:text-style-name="P1" draw:layer="layout" svg:width="0.122cm" svg:height="0.061cm" svg:x="10.612cm" svg:y="9.553cm" svg:viewBox="0 0 123 62" draw:points="123,62 0,62 0,0 123,0">
          <text:p/>
        </draw:polygon>
        <draw:path draw:style-name="gr2" draw:text-style-name="P1" draw:layer="layout" svg:width="0.143cm" svg:height="0.081cm" svg:x="10.601cm" svg:y="9.544cm" svg:viewBox="0 0 144 82" svg:d="m123 20h-103v41h103zm21-20v82h-144v-82z">
          <text:p/>
        </draw:path>
        <draw:polygon draw:style-name="gr2" draw:text-style-name="P1" draw:layer="layout" svg:width="0.122cm" svg:height="0.061cm" svg:x="9.687cm" svg:y="9.553cm" svg:viewBox="0 0 123 62" draw:points="123,62 0,62 0,0 123,0">
          <text:p/>
        </draw:polygon>
        <draw:path draw:style-name="gr2" draw:text-style-name="P1" draw:layer="layout" svg:width="0.142cm" svg:height="0.081cm" svg:x="9.678cm" svg:y="9.544cm" svg:viewBox="0 0 143 82" svg:d="m122 20h-102v41h102zm21-20v82h-143v-82z">
          <text:p/>
        </draw:path>
        <draw:polygon draw:style-name="gr2" draw:text-style-name="P1" draw:layer="layout" svg:width="0.122cm" svg:height="0.061cm" svg:x="9.872cm" svg:y="9.553cm" svg:viewBox="0 0 123 62" draw:points="123,62 0,62 0,0 123,0">
          <text:p/>
        </draw:polygon>
        <draw:path draw:style-name="gr2" draw:text-style-name="P1" draw:layer="layout" svg:width="0.143cm" svg:height="0.081cm" svg:x="9.862cm" svg:y="9.544cm" svg:viewBox="0 0 144 82" svg:d="m123 20h-103v41h103zm21-20v82h-144v-82z">
          <text:p/>
        </draw:path>
        <draw:polygon draw:style-name="gr1" draw:text-style-name="P1" draw:layer="layout" svg:width="0.122cm" svg:height="0.061cm" svg:x="13.754cm" svg:y="9.553cm" svg:viewBox="0 0 123 62" draw:points="123,62 0,62 0,0 123,0">
          <text:p/>
        </draw:polygon>
        <draw:path draw:style-name="gr2" draw:text-style-name="P1" draw:layer="layout" svg:width="0.143cm" svg:height="0.081cm" svg:x="13.744cm" svg:y="9.544cm" svg:viewBox="0 0 144 82" svg:d="m123 20h-102v41h102zm21-20v82h-144v-82z">
          <text:p/>
        </draw:path>
        <draw:polygon draw:style-name="gr1" draw:text-style-name="P1" draw:layer="layout" svg:width="0.122cm" svg:height="0.061cm" svg:x="13.938cm" svg:y="9.553cm" svg:viewBox="0 0 123 62" draw:points="123,62 0,62 0,0 123,0">
          <text:p/>
        </draw:polygon>
        <draw:path draw:style-name="gr2" draw:text-style-name="P1" draw:layer="layout" svg:width="0.143cm" svg:height="0.081cm" svg:x="13.928cm" svg:y="9.544cm" svg:viewBox="0 0 144 82" svg:d="m125 20h-104v41h104zm19-20v82h-144v-82z">
          <text:p/>
        </draw:path>
        <draw:polygon draw:style-name="gr1" draw:text-style-name="P1" draw:layer="layout" svg:width="0.122cm" svg:height="0.061cm" svg:x="14.123cm" svg:y="9.553cm" svg:viewBox="0 0 123 62" draw:points="123,62 0,62 0,0 123,0">
          <text:p/>
        </draw:polygon>
        <draw:path draw:style-name="gr2" draw:text-style-name="P1" draw:layer="layout" svg:width="0.142cm" svg:height="0.081cm" svg:x="14.114cm" svg:y="9.544cm" svg:viewBox="0 0 143 82" svg:d="m122 20h-102v41h102zm21-20v82h-143v-82z">
          <text:p/>
        </draw:path>
        <draw:polygon draw:style-name="gr1" draw:text-style-name="P1" draw:layer="layout" svg:width="0.122cm" svg:height="0.061cm" svg:x="14.308cm" svg:y="9.553cm" svg:viewBox="0 0 123 62" draw:points="123,62 0,62 0,0 123,0">
          <text:p/>
        </draw:polygon>
        <draw:path draw:style-name="gr2" draw:text-style-name="P1" draw:layer="layout" svg:width="0.143cm" svg:height="0.081cm" svg:x="14.298cm" svg:y="9.544cm" svg:viewBox="0 0 144 82" svg:d="m123 20h-103v41h103zm21-20v82h-144v-82z">
          <text:p/>
        </draw:path>
        <draw:polygon draw:style-name="gr1" draw:text-style-name="P1" draw:layer="layout" svg:width="0.122cm" svg:height="0.061cm" svg:x="14.493cm" svg:y="9.553cm" svg:viewBox="0 0 123 62" draw:points="123,62 0,62 0,0 123,0">
          <text:p/>
        </draw:polygon>
        <draw:path draw:style-name="gr2" draw:text-style-name="P1" draw:layer="layout" svg:width="0.143cm" svg:height="0.081cm" svg:x="14.483cm" svg:y="9.544cm" svg:viewBox="0 0 144 82" svg:d="m123 20h-102v41h102zm21-20v82h-144v-82z">
          <text:p/>
        </draw:path>
        <draw:polygon draw:style-name="gr1" draw:text-style-name="P1" draw:layer="layout" svg:width="0.122cm" svg:height="0.061cm" svg:x="14.677cm" svg:y="9.553cm" svg:viewBox="0 0 123 62" draw:points="123,62 0,62 0,0 123,0">
          <text:p/>
        </draw:polygon>
        <draw:path draw:style-name="gr2" draw:text-style-name="P1" draw:layer="layout" svg:width="0.143cm" svg:height="0.081cm" svg:x="14.667cm" svg:y="9.544cm" svg:viewBox="0 0 144 82" svg:d="m125 20h-104v41h104zm19-20v82h-144v-82z">
          <text:p/>
        </draw:path>
        <draw:polygon draw:style-name="gr1" draw:text-style-name="P1" draw:layer="layout" svg:width="0.122cm" svg:height="0.061cm" svg:x="14.863cm" svg:y="9.553cm" svg:viewBox="0 0 123 62" draw:points="123,62 0,62 0,0 123,0">
          <text:p/>
        </draw:polygon>
        <draw:path draw:style-name="gr2" draw:text-style-name="P1" draw:layer="layout" svg:width="0.142cm" svg:height="0.081cm" svg:x="14.853cm" svg:y="9.544cm" svg:viewBox="0 0 143 82" svg:d="m122 20h-102v41h102zm21-20v82h-143v-82z">
          <text:p/>
        </draw:path>
        <draw:polygon draw:style-name="gr1" draw:text-style-name="P1" draw:layer="layout" svg:width="0.122cm" svg:height="0.061cm" svg:x="15.048cm" svg:y="9.553cm" svg:viewBox="0 0 123 62" draw:points="123,62 0,62 0,0 123,0">
          <text:p/>
        </draw:polygon>
        <draw:path draw:style-name="gr2" draw:text-style-name="P1" draw:layer="layout" svg:width="0.143cm" svg:height="0.081cm" svg:x="15.037cm" svg:y="9.544cm" svg:viewBox="0 0 144 82" svg:d="m123 20h-103v41h103zm21-20v82h-144v-82z">
          <text:p/>
        </draw:path>
        <draw:polygon draw:style-name="gr1" draw:text-style-name="P1" draw:layer="layout" svg:width="0.122cm" svg:height="0.061cm" svg:x="15.233cm" svg:y="9.553cm" svg:viewBox="0 0 123 62" draw:points="123,62 0,62 0,0 123,0">
          <text:p/>
        </draw:polygon>
        <draw:path draw:style-name="gr2" draw:text-style-name="P1" draw:layer="layout" svg:width="0.143cm" svg:height="0.081cm" svg:x="15.222cm" svg:y="9.544cm" svg:viewBox="0 0 144 82" svg:d="m123 20h-102v41h102zm21-20v82h-144v-82z">
          <text:p/>
        </draw:path>
        <draw:polygon draw:style-name="gr1" draw:text-style-name="P1" draw:layer="layout" svg:width="0.122cm" svg:height="0.061cm" svg:x="15.417cm" svg:y="9.553cm" svg:viewBox="0 0 123 62" draw:points="123,62 0,62 0,0 123,0">
          <text:p/>
        </draw:polygon>
        <draw:path draw:style-name="gr2" draw:text-style-name="P1" draw:layer="layout" svg:width="0.143cm" svg:height="0.081cm" svg:x="15.406cm" svg:y="9.544cm" svg:viewBox="0 0 144 82" svg:d="m125 20h-104v41h104zm19-20v82h-144v-82z">
          <text:p/>
        </draw:path>
        <draw:polygon draw:style-name="gr1" draw:text-style-name="P1" draw:layer="layout" svg:width="11.85cm" svg:height="0.39cm" svg:x="3.731cm" svg:y="11.884cm" svg:viewBox="0 0 11851 391" draw:points="11851,391 0,391 0,0 11851,0">
          <text:p/>
        </draw:polygon>
        <draw:path draw:style-name="gr2" draw:text-style-name="P1" draw:layer="layout" svg:width="11.871cm" svg:height="0.409cm" svg:x="3.721cm" svg:y="11.875cm" svg:viewBox="0 0 11872 410" svg:d="m11872 0h-11872v410h11872zm-21 20v370h-11830v-370z">
          <text:p/>
        </draw:path>
        <draw:line draw:style-name="gr16" draw:text-style-name="P1" draw:layer="layout" svg:x1="5.221cm" svg:y1="12.08cm" svg:x2="3.927cm" svg:y2="12.819cm">
          <text:p/>
        </draw:line>
        <draw:polygon draw:style-name="gr2" draw:text-style-name="P1" draw:layer="layout" svg:width="0.218cm" svg:height="0.174cm" svg:x="3.801cm" svg:y="12.717cm" svg:viewBox="0 0 219 175" draw:points="0,175 135,0 135,97 219,146">
          <text:p/>
        </draw:polygon>
        <draw:line draw:style-name="gr16" draw:text-style-name="P1" draw:layer="layout" svg:x1="8.178cm" svg:y1="12.08cm" svg:x2="5.406cm" svg:y2="12.819cm">
          <text:p/>
        </draw:line>
        <draw:polygon draw:style-name="gr2" draw:text-style-name="P1" draw:layer="layout" svg:width="0.218cm" svg:height="0.16cm" svg:x="5.265cm" svg:y="12.724cm" svg:viewBox="0 0 219 161" draw:points="0,133 176,0 151,93 219,161">
          <text:p/>
        </draw:polygon>
        <draw:line draw:style-name="gr16" draw:text-style-name="P1" draw:layer="layout" svg:x1="11.146cm" svg:y1="12.08cm" svg:x2="6.514cm" svg:y2="12.819cm">
          <text:p/>
        </draw:line>
        <draw:polygon draw:style-name="gr2" draw:text-style-name="P1" draw:layer="layout" svg:width="0.214cm" svg:height="0.164cm" svg:x="6.371cm" svg:y="12.727cm" svg:viewBox="0 0 215 165" draw:points="0,115 189,0 154,90 215,165">
          <text:p/>
        </draw:polygon>
        <draw:polyline draw:style-name="gr8" draw:text-style-name="P1" draw:layer="layout" svg:width="1.109cm" svg:height="0.121cm" svg:x="6.329cm" svg:y="13.806cm" svg:viewBox="0 0 1110 122" draw:points="0,0 0,122 1110,122 1110,0">
          <text:p/>
        </draw:polyline>
        <draw:frame draw:style-name="gr17" draw:text-style-name="P3" draw:layer="layout" svg:width="2.526cm" svg:height="0.42cm" svg:x="13.691cm" svg:y="9.08cm">
          <draw:text-box>
            <text:p text:style-name="P2"><text:span text:style-name="T1">Mark-bit vector</text:span></text:p>
          </draw:text-box>
        </draw:frame>
        <draw:frame draw:style-name="gr18" draw:text-style-name="P3" draw:layer="layout" svg:width="1.456cm" svg:height="0.42cm" svg:x="10.507cm" svg:y="9.992cm">
          <draw:text-box>
            <text:p text:style-name="P2"><text:span text:style-name="T2">block (2)</text:span></text:p>
          </draw:text-box>
        </draw:frame>
        <draw:frame draw:style-name="gr19" draw:text-style-name="P3" draw:layer="layout" svg:width="2.89cm" svg:height="0.42cm" svg:x="9.231cm" svg:y="8.91cm">
          <draw:text-box>
            <text:p text:style-name="P2"><text:span text:style-name="T2">offsetInBlock (3)</text:span></text:p>
          </draw:text-box>
        </draw:frame>
        <draw:frame draw:style-name="gr20" draw:text-style-name="P3" draw:layer="layout" svg:width="2.168cm" svg:height="0.42cm" svg:x="5.71cm" svg:y="14.043cm">
          <draw:text-box>
            <text:p text:style-name="P2"><text:span text:style-name="T2">offsetInBlock</text:span></text:p>
          </draw:text-box>
        </draw:frame>
        <draw:frame draw:style-name="gr21" draw:text-style-name="P3" draw:layer="layout" svg:width="0.204cm" svg:height="0.42cm" draw:transform="rotate (0.177150919077424) translate (8.787cm 12.578cm)">
          <draw:text-box>
            <text:p text:style-name="P2"><text:span text:style-name="T2">o</text:span></text:p>
          </draw:text-box>
        </draw:frame>
        <draw:frame draw:style-name="gr22" draw:text-style-name="P3" draw:layer="layout" svg:width="0.121cm" svg:height="0.42cm" draw:transform="rotate (0.174707458124632) translate (8.965cm 12.547cm)">
          <draw:text-box>
            <text:p text:style-name="P2"><text:span text:style-name="T2">f</text:span></text:p>
          </draw:text-box>
        </draw:frame>
        <draw:frame draw:style-name="gr23" draw:text-style-name="P3" draw:layer="layout" svg:width="0.121cm" svg:height="0.42cm" draw:transform="rotate (0.166504410640259) translate (9.143cm 12.515cm)">
          <draw:text-box>
            <text:p text:style-name="P2"><text:span text:style-name="T2">f</text:span></text:p>
          </draw:text-box>
        </draw:frame>
        <draw:frame draw:style-name="gr24" draw:text-style-name="P3" draw:layer="layout" svg:width="0.176cm" svg:height="0.42cm" draw:transform="rotate (0.171740398396242) translate (9.32cm 12.484cm)">
          <draw:text-box>
            <text:p text:style-name="P2"><text:span text:style-name="T2">s</text:span></text:p>
          </draw:text-box>
        </draw:frame>
        <draw:frame draw:style-name="gr25" draw:text-style-name="P3" draw:layer="layout" svg:width="0.205cm" svg:height="0.42cm" draw:transform="rotate (0.176452787376627) translate (9.498cm 12.453cm)">
          <draw:text-box>
            <text:p text:style-name="P2"><text:span text:style-name="T2">e</text:span></text:p>
          </draw:text-box>
        </draw:frame>
        <draw:frame draw:style-name="gr26" draw:text-style-name="P3" draw:layer="layout" svg:width="0.137cm" svg:height="0.42cm" draw:transform="rotate (0.170169602069447) translate (9.678cm 12.421cm)">
          <draw:text-box>
            <text:p text:style-name="P2"><text:span text:style-name="T2">t</text:span></text:p>
          </draw:text-box>
        </draw:frame>
        <draw:frame draw:style-name="gr27" draw:text-style-name="P3" draw:layer="layout" svg:width="0.13cm" svg:height="0.42cm" draw:transform="rotate (0.170169602069447) translate (9.855cm 12.39cm)">
          <draw:text-box>
            <text:p text:style-name="P2"><text:span text:style-name="T2">[</text:span></text:p>
          </draw:text-box>
        </draw:frame>
        <draw:frame draw:style-name="gr28" draw:text-style-name="P3" draw:layer="layout" svg:width="0.213cm" svg:height="0.42cm" draw:transform="rotate (0.174358392274234) translate (10.032cm 12.358cm)">
          <draw:text-box>
            <text:p text:style-name="P2"><text:span text:style-name="T2">b</text:span></text:p>
          </draw:text-box>
        </draw:frame>
        <draw:frame draw:style-name="gr29" draw:text-style-name="P3" draw:layer="layout" svg:width="0.099cm" svg:height="0.42cm" draw:transform="rotate (0.168598805742652) translate (10.211cm 12.327cm)">
          <draw:text-box>
            <text:p text:style-name="P2"><text:span text:style-name="T2">l</text:span></text:p>
          </draw:text-box>
        </draw:frame>
        <draw:frame draw:style-name="gr21" draw:text-style-name="P3" draw:layer="layout" svg:width="0.204cm" svg:height="0.42cm" draw:transform="rotate (0.177150919077424) translate (10.388cm 12.295cm)">
          <draw:text-box>
            <text:p text:style-name="P2"><text:span text:style-name="T2">o</text:span></text:p>
          </draw:text-box>
        </draw:frame>
        <draw:frame draw:style-name="gr30" draw:text-style-name="P3" draw:layer="layout" svg:width="0.186cm" svg:height="0.42cm" draw:transform="rotate (0.178372649553821) translate (10.566cm 12.264cm)">
          <draw:text-box>
            <text:p text:style-name="P2"><text:span text:style-name="T2">c</text:span></text:p>
          </draw:text-box>
        </draw:frame>
        <draw:frame draw:style-name="gr31" draw:text-style-name="P3" draw:layer="layout" svg:width="0.194cm" svg:height="0.42cm" draw:transform="rotate (0.176103721526228) translate (10.744cm 12.233cm)">
          <draw:text-box>
            <text:p text:style-name="P2"><text:span text:style-name="T2">k</text:span></text:p>
          </draw:text-box>
        </draw:frame>
        <draw:frame draw:style-name="gr32" draw:text-style-name="P3" draw:layer="layout" svg:width="0.131cm" svg:height="0.42cm" draw:transform="rotate (0.168947871593051) translate (10.922cm 12.201cm)">
          <draw:text-box>
            <text:p text:style-name="P2"><text:span text:style-name="T2">]</text:span></text:p>
          </draw:text-box>
        </draw:frame>
        <draw:polygon draw:style-name="gr1" draw:text-style-name="P1" draw:layer="layout" svg:width="11.85cm" svg:height="0.759cm" svg:x="3.731cm" svg:y="12.994cm" svg:viewBox="0 0 11851 760" draw:points="11851,760 0,760 0,0 11851,0">
          <text:p/>
        </draw:polygon>
        <draw:path draw:style-name="gr2" draw:text-style-name="P1" draw:layer="layout" svg:width="11.871cm" svg:height="0.779cm" svg:x="3.721cm" svg:y="12.984cm" svg:viewBox="0 0 11872 780" svg:d="m11872 0h-11872v780h11872zm-21 21v739h-11830v-739z">
          <text:p/>
        </draw:path>
        <draw:polygon draw:style-name="gr4" draw:text-style-name="P1" draw:layer="layout" svg:width="0.738cm" svg:height="0.738cm" svg:x="3.742cm" svg:y="13.004cm" svg:viewBox="0 0 739 739" draw:points="0,739 739,739 739,0 0,0">
          <text:p/>
        </draw:polygon>
        <draw:polygon draw:style-name="gr4" draw:text-style-name="P1" draw:layer="layout" svg:width="0.738cm" svg:height="0.738cm" svg:x="4.481cm" svg:y="13.004cm" svg:viewBox="0 0 739 739" draw:points="0,739 739,739 739,0 0,0">
          <text:p/>
        </draw:polygon>
        <draw:polygon draw:style-name="gr4" draw:text-style-name="P1" draw:layer="layout" svg:width="0.369cm" svg:height="0.738cm" svg:x="7.068cm" svg:y="13.004cm" svg:viewBox="0 0 370 739" draw:points="0,739 370,739 370,0 0,0">
          <text:p/>
        </draw:polygon>
        <draw:polygon draw:style-name="gr4" draw:text-style-name="P1" draw:layer="layout" svg:width="0.368cm" svg:height="0.738cm" svg:x="6.699cm" svg:y="13.004cm" svg:viewBox="0 0 369 739" draw:points="0,739 369,739 369,0 0,0">
          <text:p/>
        </draw:polygon>
        <draw:polygon draw:style-name="gr4" draw:text-style-name="P1" draw:layer="layout" svg:width="1.107cm" svg:height="0.738cm" svg:x="5.221cm" svg:y="13.004cm" svg:viewBox="0 0 1108 739" draw:points="0,739 1108,739 1108,0 0,0">
          <text:p/>
        </draw:polygon>
        <draw:polygon draw:style-name="gr33" draw:text-style-name="P1" draw:layer="layout" svg:width="0.369cm" svg:height="0.738cm" svg:x="6.329cm" svg:y="13.004cm" svg:viewBox="0 0 370 739" draw:points="0,739 370,739 370,0 0,0">
          <text:p/>
        </draw:polygon>
        <draw:polygon draw:style-name="gr4" draw:text-style-name="P1" draw:layer="layout" svg:width="1.478cm" svg:height="0.738cm" svg:x="7.439cm" svg:y="13.004cm" svg:viewBox="0 0 1479 739" draw:points="0,739 1479,739 1479,0 0,0">
          <text:p/>
        </draw:polygon>
        <draw:frame draw:style-name="gr34" draw:text-style-name="P3" draw:layer="layout" svg:width="2.147cm" svg:height="0.42cm" svg:x="14.035cm" svg:y="11.483cm">
          <draw:text-box>
            <text:p text:style-name="P2"><text:span text:style-name="T1">Oﬀset vector</text:span></text:p>
          </draw:text-box>
        </draw:frame>
        <draw:frame draw:style-name="gr35" draw:text-style-name="P3" draw:layer="layout" svg:width="0.683cm" svg:height="0.416cm" svg:x="7.897cm" svg:y="13.263cm">
          <draw:text-box>
            <text:p text:style-name="P2"><text:span text:style-name="T3">new</text:span></text:p>
          </draw:text-box>
        </draw:frame>
        <draw:frame draw:style-name="gr36" draw:text-style-name="P3" draw:layer="layout" svg:width="2.013cm" svg:height="0.42cm" svg:x="14.227cm" svg:y="12.591cm">
          <draw:text-box>
            <text:p text:style-name="P2"><text:span text:style-name="T1">Heap (after)</text:span></text:p>
          </draw:text-box>
        </draw:frame>
        <draw:frame draw:style-name="gr37" draw:text-style-name="P3" draw:layer="layout" svg:width="0.214cm" svg:height="0.42cm" svg:x="3.843cm" svg:y="13.886cm">
          <draw:text-box>
            <text:p text:style-name="P2"><text:span text:style-name="T1">0</text:span></text:p>
          </draw:text-box>
        </draw:frame>
        <draw:frame draw:style-name="gr37" draw:text-style-name="P3" draw:layer="layout" svg:width="0.214cm" svg:height="0.42cm" svg:x="9.758cm" svg:y="13.886cm">
          <draw:text-box>
            <text:p text:style-name="P2"><text:span text:style-name="T1">2</text:span></text:p>
          </draw:text-box>
        </draw:frame>
        <draw:polygon draw:style-name="gr1" draw:text-style-name="P1" draw:layer="layout" svg:width="11.85cm" svg:height="0.759cm" svg:x="3.731cm" svg:y="10.406cm" svg:viewBox="0 0 11851 760" draw:points="11851,760 0,760 0,0 11851,0">
          <text:p/>
        </draw:polygon>
        <draw:path draw:style-name="gr2" draw:text-style-name="P1" draw:layer="layout" svg:width="11.871cm" svg:height="0.779cm" svg:x="3.721cm" svg:y="10.396cm" svg:viewBox="0 0 11872 780" svg:d="m11872 0h-11872v780h11872zm-21 20v739h-11830v-739z">
          <text:p/>
        </draw:path>
        <draw:polygon draw:style-name="gr4" draw:text-style-name="P1" draw:layer="layout" svg:width="0.368cm" svg:height="0.738cm" svg:x="10.396cm" svg:y="10.416cm" svg:viewBox="0 0 369 739" draw:points="0,739 369,739 369,0 0,0">
          <text:p/>
        </draw:polygon>
        <draw:polygon draw:style-name="gr4" draw:text-style-name="P1" draw:layer="layout" svg:width="0.368cm" svg:height="0.738cm" svg:x="11.136cm" svg:y="10.416cm" svg:viewBox="0 0 369 739" draw:points="0,739 369,739 369,0 0,0">
          <text:p/>
        </draw:polygon>
        <draw:polygon draw:style-name="gr33" draw:text-style-name="P1" draw:layer="layout" svg:width="0.368cm" svg:height="0.738cm" svg:x="9.657cm" svg:y="10.416cm" svg:viewBox="0 0 369 739" draw:points="0,739 369,739 369,0 0,0">
          <text:p/>
        </draw:polygon>
        <draw:polygon draw:style-name="gr4" draw:text-style-name="P1" draw:layer="layout" svg:width="1.478cm" svg:height="0.738cm" svg:x="11.875cm" svg:y="10.416cm" svg:viewBox="0 0 1479 739" draw:points="0,739 1479,739 1479,0 0,0">
          <text:p/>
        </draw:polygon>
        <draw:polygon draw:style-name="gr4" draw:text-style-name="P1" draw:layer="layout" svg:width="0.738cm" svg:height="0.738cm" svg:x="4.481cm" svg:y="10.416cm" svg:viewBox="0 0 739 739" draw:points="0,739 739,739 739,0 0,0">
          <text:p/>
        </draw:polygon>
        <draw:polygon draw:style-name="gr4" draw:text-style-name="P1" draw:layer="layout" svg:width="0.738cm" svg:height="0.738cm" svg:x="5.96cm" svg:y="10.416cm" svg:viewBox="0 0 739 739" draw:points="0,739 739,739 739,0 0,0">
          <text:p/>
        </draw:polygon>
        <draw:polygon draw:style-name="gr4" draw:text-style-name="P1" draw:layer="layout" svg:width="1.109cm" svg:height="0.738cm" svg:x="7.808cm" svg:y="10.416cm" svg:viewBox="0 0 1110 739" draw:points="0,739 1110,739 1110,0 0,0">
          <text:p/>
        </draw:polygon>
        <draw:frame draw:style-name="gr37" draw:text-style-name="P3" draw:layer="layout" svg:width="0.214cm" svg:height="0.42cm" svg:x="12.716cm" svg:y="13.886cm">
          <draw:text-box>
            <text:p text:style-name="P2"><text:span text:style-name="T1">3</text:span></text:p>
          </draw:text-box>
        </draw:frame>
        <draw:frame draw:style-name="gr38" draw:text-style-name="P3" draw:layer="layout" svg:width="0.51cm" svg:height="0.416cm" svg:x="12.385cm" svg:y="10.665cm">
          <draw:text-box>
            <text:p text:style-name="P2"><text:span text:style-name="T3">old</text:span></text:p>
          </draw:text-box>
        </draw:frame>
        <draw:frame draw:style-name="gr37" draw:text-style-name="P3" draw:layer="layout" svg:width="0.214cm" svg:height="0.42cm" svg:x="3.843cm" svg:y="11.298cm">
          <draw:text-box>
            <text:p text:style-name="P2"><text:span text:style-name="T1">0</text:span></text:p>
          </draw:text-box>
        </draw:frame>
        <draw:frame draw:style-name="gr37" draw:text-style-name="P3" draw:layer="layout" svg:width="0.214cm" svg:height="0.42cm" svg:x="6.801cm" svg:y="11.298cm">
          <draw:text-box>
            <text:p text:style-name="P2"><text:span text:style-name="T1">1</text:span></text:p>
          </draw:text-box>
        </draw:frame>
        <draw:frame draw:style-name="gr37" draw:text-style-name="P3" draw:layer="layout" svg:width="0.214cm" svg:height="0.42cm" svg:x="9.758cm" svg:y="11.298cm">
          <draw:text-box>
            <text:p text:style-name="P2"><text:span text:style-name="T1">2</text:span></text:p>
          </draw:text-box>
        </draw:frame>
        <draw:frame draw:style-name="gr37" draw:text-style-name="P3" draw:layer="layout" svg:width="0.214cm" svg:height="0.42cm" svg:x="12.716cm" svg:y="11.298cm">
          <draw:text-box>
            <text:p text:style-name="P2"><text:span text:style-name="T1">3</text:span></text:p>
          </draw:text-box>
        </draw:frame>
        <draw:line draw:style-name="gr16" draw:text-style-name="P1" draw:layer="layout" svg:x1="6.699cm" svg:y1="9.492cm" svg:x2="6.699cm" svg:y2="13.744cm">
          <text:p/>
        </draw:line>
        <draw:line draw:style-name="gr16" draw:text-style-name="P1" draw:layer="layout" svg:x1="9.657cm" svg:y1="9.492cm" svg:x2="9.657cm" svg:y2="13.744cm">
          <text:p/>
        </draw:line>
        <draw:line draw:style-name="gr16" draw:text-style-name="P1" draw:layer="layout" svg:x1="12.614cm" svg:y1="9.492cm" svg:x2="12.614cm" svg:y2="13.744cm">
          <text:p/>
        </draw:line>
        <draw:line draw:style-name="gr16" draw:text-style-name="P1" draw:layer="layout" svg:x1="15.572cm" svg:y1="9.492cm" svg:x2="15.572cm" svg:y2="13.744cm">
          <text:p/>
        </draw:line>
        <draw:line draw:style-name="gr16" draw:text-style-name="P1" draw:layer="layout" svg:x1="3.742cm" svg:y1="9.492cm" svg:x2="3.742cm" svg:y2="13.744cm">
          <text:p/>
        </draw:line>
        <draw:frame draw:style-name="gr39" draw:text-style-name="P3" draw:layer="layout" svg:width="2.3cm" svg:height="0.42cm" svg:x="13.911cm" svg:y="10.004cm">
          <draw:text-box>
            <text:p text:style-name="P2"><text:span text:style-name="T1">Heap (before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imis </meta:initial-creator>
    <meta:creation-date>2015-03-22T02:53:16</meta:creation-date>
    <dc:date>2015-03-24T14:19:42</dc:date>
    <dc:creator>mimis </dc:creator>
    <meta:editing-duration>P0D</meta:editing-duration>
    <meta:editing-cycles>3</meta:editing-cycles>
    <meta:generator>LibreOffice/4.0.2.2$Linux_X86_64 LibreOffice_project/400m0$Build-2</meta:generator>
    <meta:document-statistic meta:object-count="218"/>
  </office:meta>
</office:document-meta>
</file>